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fo:color="#00a933"/>
    </style:style>
    <style:style style:name="P2" style:family="paragraph" style:parent-style-name="List_20_Paragraph" style:list-style-name="WWNum1">
      <style:text-properties fo:color="#00a933" officeooo:paragraph-rsid="001ba99d"/>
    </style:style>
    <style:style style:name="P3" style:family="paragraph" style:parent-style-name="List_20_Paragraph" style:list-style-name="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4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Standard">
      <style:text-properties fo:color="#c9211e" style:font-name="Liberation Serif" fo:font-size="12pt" fo:language="ru" fo:country="RU" fo:font-weight="bold" officeooo:rsid="001206b3" officeooo:paragraph-rsid="001206b3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Standard">
      <style:text-properties fo:color="#c9211e" fo:font-weight="bold" style:font-weight-asian="bold" style:font-weight-complex="bold"/>
    </style:style>
    <style:style style:name="P10" style:family="paragraph" style:parent-style-name="Standard">
      <style:text-properties fo:color="#c9211e" fo:font-weight="bold" style:font-weight-asian="bold" style:font-weight-complex="bold"/>
    </style:style>
    <style:style style:name="P11" style:family="paragraph" style:parent-style-name="Standard">
      <style:text-properties fo:color="#c9211e"/>
    </style:style>
    <style:style style:name="P12" style:family="paragraph" style:parent-style-name="Standard">
      <style:text-properties fo:color="#c9211e" fo:background-color="transparent"/>
    </style:style>
    <style:style style:name="P13" style:family="paragraph" style:parent-style-name="Standard">
      <style:text-properties fo:color="#c9211e" fo:font-weight="normal" officeooo:rsid="0013adeb" officeooo:paragraph-rsid="0013adeb" style:font-weight-asian="normal" style:font-weight-complex="normal"/>
    </style:style>
    <style:style style:name="P14" style:family="paragraph" style:parent-style-name="Standard">
      <style:text-properties fo:color="#c9211e" fo:font-weight="normal" officeooo:rsid="0013adeb" officeooo:paragraph-rsid="00148ae0" style:font-weight-asian="normal" style:font-weight-complex="normal"/>
    </style:style>
    <style:style style:name="P15" style:family="paragraph" style:parent-style-name="Standard">
      <style:text-properties fo:color="#00b050"/>
    </style:style>
    <style:style style:name="P16" style:family="paragraph" style:parent-style-name="Standard">
      <style:text-properties fo:color="#b2b2b2"/>
    </style:style>
    <style:style style:name="P17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8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9" style:family="paragraph" style:parent-style-name="Standard">
      <style:text-properties officeooo:paragraph-rsid="0013adeb"/>
    </style:style>
    <style:style style:name="P20" style:family="paragraph" style:parent-style-name="Standard">
      <style:text-properties officeooo:paragraph-rsid="001206b3"/>
    </style:style>
    <style:style style:name="P21" style:family="paragraph" style:parent-style-name="Standard"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2" style:family="paragraph" style:parent-style-name="Standard" style:list-style-name="WWNum1"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3" style:family="paragraph" style:parent-style-name="Standard" style:master-page-name="Standard">
      <style:paragraph-properties style:page-number="auto"/>
      <style:text-properties fo:color="#b2b2b2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148763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officeooo:paragraph-rsid="0017ff91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officeooo:paragraph-rsid="0017ff91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officeooo:paragraph-rsid="0019e613" fo:hyphenate="false" fo:hyphenation-remain-char-count="2" fo:hyphenation-push-char-count="2" loext:hyphenation-no-caps="false"/>
    </style:style>
    <style:style style:name="P28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c9211e" style:font-name="Liberation Serif" fo:font-size="12pt" officeooo:paragraph-rsid="0017ff91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fo:color="#c9211e"/>
    </style:style>
    <style:style style:name="T2" style:family="text">
      <style:text-properties fo:color="#c9211e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color="#c9211e" fo:font-weight="normal" style:font-weight-asian="normal" style:font-weight-complex="normal"/>
    </style:style>
    <style:style style:name="T4" style:family="text">
      <style:text-properties fo:color="#c9211e" fo:font-weight="normal" officeooo:rsid="001206b3" style:font-weight-asian="normal" style:font-weight-complex="normal"/>
    </style:style>
    <style:style style:name="T5" style:family="text">
      <style:text-properties fo:color="#c9211e" fo:font-weight="normal" officeooo:rsid="00148763" style:font-weight-asian="normal" style:font-weight-complex="normal"/>
    </style:style>
    <style:style style:name="T6" style:family="text">
      <style:text-properties fo:color="#c9211e" fo:font-weight="normal" officeooo:rsid="0013adeb" style:font-weight-asian="normal" style:font-weight-complex="normal"/>
    </style:style>
    <style:style style:name="T7" style:family="text">
      <style:text-properties fo:color="#c9211e" fo:font-weight="normal" officeooo:rsid="00148ae0" style:font-weight-asian="normal" style:font-weight-complex="normal"/>
    </style:style>
    <style:style style:name="T8" style:family="text">
      <style:text-properties fo:color="#c9211e" fo:font-weight="normal" officeooo:rsid="00164cd3" style:font-weight-asian="normal" style:font-weight-complex="normal"/>
    </style:style>
    <style:style style:name="T9" style:family="text">
      <style:text-properties fo:color="#c9211e" fo:font-weight="normal" fo:background-color="transparent" loext:char-shading-value="0" style:font-weight-asian="normal" style:font-weight-complex="normal"/>
    </style:style>
    <style:style style:name="T10" style:family="text">
      <style:text-properties fo:color="#c9211e" fo:font-weight="normal" officeooo:rsid="001161b6" fo:background-color="transparent" loext:char-shading-value="0" style:font-weight-asian="normal" style:font-weight-complex="normal"/>
    </style:style>
    <style:style style:name="T11" style:family="text">
      <style:text-properties fo:color="#c9211e" fo:font-weight="bold" officeooo:rsid="0013adeb" style:font-weight-asian="bold" style:font-weight-complex="bold"/>
    </style:style>
    <style:style style:name="T12" style:family="text">
      <style:text-properties fo:color="#c9211e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color="#c9211e"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color="#c9211e" style:font-name="Liberation Serif" fo:font-size="12pt" fo:language="ru" fo:country="RU" fo:font-weight="normal" officeooo:rsid="0014876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color="#c9211e" style:font-name="Liberation Serif" fo:font-size="12pt" fo:language="ru" fo:country="RU" fo:font-weight="normal" officeooo:rsid="0013ade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color="#c9211e" style:font-name="Liberation Serif" fo:font-size="12pt" fo:language="ru" fo:country="RU" fo:font-weight="normal" officeooo:rsid="00148ae0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color="#c9211e" style:font-name="Liberation Serif" fo:font-size="12pt" fo:language="ru" fo:country="RU" fo:font-weight="normal" officeooo:rsid="00164cd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color="#c9211e"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color="#c9211e"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color="#c9211e" style:font-name="Liberation Serif" fo:font-size="12pt" fo:language="ru" fo:country="RU" officeooo:rsid="001161b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1" style:family="text">
      <style:text-properties fo:color="#c9211e" style:font-name="Liberation Serif" fo:font-size="14pt" fo:language="ru" fo:country="RU" fo:font-weight="bold" officeooo:rsid="0013adeb" style:letter-kerning="true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2" style:family="text">
      <style:text-properties fo:color="#c9211e" style:font-name="Liberation Serif" fo:font-size="14pt" fo:language="ru" fo:country="RU" fo:font-weight="bold" officeooo:rsid="00164cd3" style:letter-kerning="true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3" style:family="text">
      <style:text-properties fo:color="#c9211e" style:font-name="Liberation Serif" fo:font-size="14pt" fo:language="ru" fo:country="RU" fo:font-weight="bold" officeooo:rsid="00164cd3" style:letter-kerning="true" fo:background-color="transparent" loext:char-shading-value="0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4" style:family="text">
      <style:text-properties fo:color="#c9211e" fo:font-size="14pt" fo:font-weight="bold" officeooo:rsid="0013adeb" style:font-size-asian="14pt" style:font-weight-asian="bold" style:font-size-complex="14pt" style:font-weight-complex="bold"/>
    </style:style>
    <style:style style:name="T25" style:family="text">
      <style:text-properties fo:color="#c9211e" officeooo:rsid="001161b6"/>
    </style:style>
    <style:style style:name="T26" style:family="text">
      <style:text-properties fo:color="#c9211e" officeooo:rsid="001206b3"/>
    </style:style>
    <style:style style:name="T27" style:family="text">
      <style:text-properties fo:color="#c9211e" officeooo:rsid="001206b3" fo:background-color="transparent" loext:char-shading-value="0"/>
    </style:style>
    <style:style style:name="T28" style:family="text">
      <style:text-properties fo:color="#c9211e" fo:background-color="transparent" loext:char-shading-value="0"/>
    </style:style>
    <style:style style:name="T29" style:family="text">
      <style:text-properties fo:color="#c9211e" officeooo:rsid="0013adeb" fo:background-color="transparent" loext:char-shading-value="0"/>
    </style:style>
    <style:style style:name="T30" style:family="text">
      <style:text-properties fo:background-color="#ffff00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17ff91" fo:background-color="transparent" loext:char-shading-value="0"/>
    </style:style>
    <style:style style:name="T33" style:family="text">
      <style:text-properties fo:language="en" fo:country="US" officeooo:rsid="0013adeb" fo:background-color="transparent" loext:char-shading-value="0"/>
    </style:style>
    <style:style style:name="T34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8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0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1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2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4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5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206b3" style:font-weight-asian="normal" style:font-weight-complex="normal"/>
    </style:style>
    <style:style style:name="T48" style:family="text">
      <style:text-properties officeooo:rsid="0013adeb" fo:background-color="transparent" loext:char-shading-value="0"/>
    </style:style>
    <style:style style:name="T49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4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span></text:p>
      <text:p text:style-name="P17"/>
      <text:p text:style-name="P16"><text:span text:style-name="T34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span></text:p>
      <text:p text:style-name="P17"/>
      <text:p text:style-name="P16"><text:span text:style-name="T34">3. Возвращена возможность редактирования CID станции</text:span></text:p>
      <text:p text:style-name="P17"/>
      <text:p text:style-name="P16"><text:span text:style-name="T34">4. Не добавляется по умолчанию функция клавиш для новых устройств</text:span></text:p>
      <text:p text:style-name="P17"/>
      <text:p text:style-name="P16"><text:span text:style-name="T34">5. Для пультов с номеронабирателем (16N) убрана возможность изменить режим клавиш номеронабирателя (умолчание - telephone )</text:span></text:p>
      <text:p text:style-name="P17"/>
      <text:p text:style-name="P16"><text:span text:style-name="T34">6. Начальный приоритет всех клавиш <text:s/>равен 1</text:span></text:p>
      <text:p text:style-name="P17"/>
      <text:p text:style-name="P16"><text:span text:style-name="T34">7. При изменении функции клавиши автоматически устанавливается и приоритет клавиши:</text:span></text:p>
      <text:p text:style-name="P16"><text:span text:style-name="T34">direct connection simplex - 1</text:span></text:p>
      <text:p text:style-name="P16"><text:span text:style-name="T34">direct connection duplex <text:s text:c="2"/>- 2</text:span></text:p>
      <text:p text:style-name="P16"><text:span text:style-name="T34">groupe <text:s text:c="30"/>- 3</text:span></text:p>
      <text:p text:style-name="P16"><text:span text:style-name="T34">circular <text:s text:c="29"/>- 4</text:span></text:p>
      <text:p text:style-name="P16"><text:span text:style-name="T34">conference <text:s text:c="24"/>- 5</text:span></text:p>
      <text:p text:style-name="P17"/>
      <text:p text:style-name="P16"><text:span text:style-name="T34">8. При изменении функции клавиши автоматически устанавливается и режим клавиши:</text:span></text:p>
      <text:p text:style-name="P16"><text:span text:style-name="T34">direct connection simplex <text:s text:c="2"/>- no fixation</text:span></text:p>
      <text:p text:style-name="P16"><text:span text:style-name="T34">direct connection duplex <text:s text:c="4"/>- fixation</text:span></text:p>
      <text:p text:style-name="P16"><text:span text:style-name="T34">groupe <text:s text:c="32"/>- fixation</text:span></text:p>
      <text:p text:style-name="P16"><text:span text:style-name="T34">circular <text:s text:c="31"/>- no fixation</text:span></text:p>
      <text:p text:style-name="P16"><text:span text:style-name="T34">conference <text:s text:c="26"/>- fixation</text:span></text:p>
      <text:p text:style-name="P9"/>
      <text:p text:style-name="P19"/>
      <text:list xml:id="list2343886119" text:style-name="WWNum1">
        <text:list-item>
          <text:p text:style-name="P28"><text:span text:style-name="T32">Добавлена проверка на уникальность номера устройства</text:span></text:p>
          <text:p text:style-name="P25"><text:span text:style-name="T32"/></text:p>
        </text:list-item>
        <text:list-item>
          <text:p text:style-name="P26"><text:span text:style-name="T45">Добавлена проверка на уникальность имени устройства</text:span></text:p>
          <text:p text:style-name="P26"><text:span text:style-name="T45"/></text:p>
        </text:list-item>
        <text:list-item>
          <text:p text:style-name="P26"><text:span text:style-name="T45">Добавлена проверка на уникальность IP адреса устройства</text:span></text:p>
          <text:p text:style-name="P26"><text:span text:style-name="T45"/></text:p>
        </text:list-item>
        <text:list-item>
          <text:p text:style-name="P27"><text:span text:style-name="T39">В меню Programmer добавлен новый столбец <text:s/>- </text:span><text:span text:style-name="T40">Configurations</text:span><text:span text:style-name="T39"> name. В памяти каждого пульта теперь <text:s/>сохраняется имя </text:span><text:span text:style-name="T40">файла конфигурации</text:span><text:span text:style-name="T39">, </text:span><text:span text:style-name="T40">которую он содержит</text:span><text:span text:style-name="T39"> и это имя по запросу отображается в новом столбце.</text:span></text:p>
          <text:p text:style-name="P27"><text:span text:style-name="T39"/></text:p>
        </text:list-item>
        <text:list-item>
          <text:p text:style-name="P27">В исходники IPS добавлен файл versions_IPS.txt <text:s/>в котором будет вестись история изменений прошивки и который содержит текущую версию в виде 1.2.3 <text:s/></text:p>
          <text:p text:style-name="P27">1 - MAJOR VERSION</text:p>
          <text:p text:style-name="P27">2 - MINOR VERSION</text:p>
          <text:p text:style-name="P27">3 - PATCH</text:p>
          <text:p text:style-name="P27">Так как прошивка собирается и работает на разных платформах, данный файл обрабатывается не в рантайме а <text:s/>программой CMake при сборке исходного кода <text:s/>и информация помещается в конечный файл прошивки, откуда затем парсится конфигуратором.</text:p>
          <text:p text:style-name="P27"><text:soft-page-break/>Из файла <text:s/>tasks.cpp версия прошивки убрана.</text:p>
          <text:p text:style-name="P27"/>
        </text:list-item>
        <text:list-item>
          <text:p text:style-name="P27"><text:s/>В исходники конфигуратора добавлен файл versions_Configurator.txt <text:s/>в котором будет вестись история изменений конфигуратора и который кодержит текущую версию в виде 1.2.3 <text:s/></text:p>
          <text:p text:style-name="P27">1 - MAJOR VERSION</text:p>
          <text:p text:style-name="P27">2 - MINOR VERSION</text:p>
          <text:p text:style-name="P27">3 - PATCH</text:p>
          <text:p text:style-name="P27">Файл обрабатывается в рантайме при запуске конфигуратора <text:s/>- версия указывается в основном окне программы</text:p>
          <text:p text:style-name="P27"/>
        </text:list-item>
        <text:list-item>
          <text:p text:style-name="P27"><text:span text:style-name="T42">Д</text:span><text:span text:style-name="T46">обавлен чекбокс, при </text:span><text:span text:style-name="T34">включении</text:span><text:span text:style-name="T46"> которого <text:s/>клавиши намеронабирателя <text:s/>(51 - 60) <text:s/></text:span><text:span text:style-name="T47">для устройства 16N отображаются</text:span><text:span text:style-name="T46">, а при выключении <text:s/></text:span><text:span text:style-name="T42">скрываются</text:span></text:p>
          <text:p text:style-name="P27"><text:span text:style-name="T42"/></text:p>
        </text:list-item>
        <text:list-item>
          <text:p text:style-name="P27"><text:span text:style-name="T42">Устранена ошибка - если фунция клавиши выбоана <text:s/>circular или conference <text:s/>то потом нельзя вернуться на обычные функции</text:span></text:p>
          <text:p text:style-name="P27"><text:span text:style-name="T42"/></text:p>
        </text:list-item>
        <text:list-item>
          <text:p text:style-name="P27"><text:span text:style-name="T43">С</text:span><text:span text:style-name="T42">ервисные функции 777* и 888* </text:span><text:span text:style-name="T43">(проверка Ватчдога) </text:span><text:span text:style-name="T42">исключены из сборки.</text:span></text:p>
          <text:p text:style-name="P27"><text:span text:style-name="T42"/></text:p>
        </text:list-item>
        <text:list-item>
          <text:p text:style-name="P27"><text:span text:style-name="T38">Устранена ошибка - п</text:span><text:span text:style-name="T41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7"><text:span text:style-name="T41"/></text:p>
        </text:list-item>
        <text:list-item>
          <text:p text:style-name="P27"><text:span text:style-name="T41">Из номера устройства убрана приставка CID</text:span></text:p>
          <text:p text:style-name="P27"><text:span text:style-name="T41"/></text:p>
        </text:list-item>
        <text:list-item>
          <text:p text:style-name="P27"><text:span text:style-name="T41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span></text:p>
          <text:p text:style-name="P27"><text:span text:style-name="T41"/></text:p>
        </text:list-item>
        <text:list-item>
          <text:p text:style-name="P27">Исправлен алгоритм проверки маски и шлюза</text:p>
          <text:p text:style-name="P27"><text:s/>- Ругается на неправильный формат маски только если удалить все до первой точки.</text:p>
          <text:p text:style-name="P27"><text:s/>- Шлюз начинает ругаться только на пустое окно. При значении «0» проходит проверку.</text:p>
          <text:p text:style-name="P27"/>
        </text:list-item>
        <text:list-item>
          <text:p text:style-name="P27"><text:span text:style-name="T48">Исправлен алгоритм проверки п</text:span><text:span text:style-name="T49">ол</text:span><text:span text:style-name="T48">я</text:span><text:span text:style-name="T49"> приоритета клавиши </text:span><text:span text:style-name="T48">(</text:span><text:span text:style-name="T49">не ругается на неправильные значения. <text:s/>Должно выделяться красным. </text:span><text:span text:style-name="T48">)</text:span></text:p>
          <text:p text:style-name="P27"><text:span text:style-name="T48"/></text:p>
        </text:list-item>
        <text:list-item>
          <text:p text:style-name="P6">Нет возможности выделить и удалить весь текст в полях для заполнения данных (<text:span text:style-name="T31">key</text:span> <text:span text:style-name="T31">function</text:span>, <text:span text:style-name="T31">station</text:span> <text:span text:style-name="T31">name</text:span> и т.д.), удаление осуществляется по одному символу нажатием клавиши <text:span text:style-name="T31">backspace</text:span>.</text:p>
          <text:p text:style-name="P2"/>
        </text:list-item>
        <text:list-item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22"/>
        </text:list-item>
        <text:list-item>
          <text:p text:style-name="P5"><text:span text:style-name="T48">Не работает кнопка </text:span><text:span text:style-name="T33">Cancel.</text:span></text:p>
        </text:list-item>
      </text:list>
      <text:p text:style-name="P3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2T12:02:40.653879816</dc:date>
    <meta:editing-cycles>24</meta:editing-cycles>
    <meta:editing-duration>PT2H38M19S</meta:editing-duration>
    <meta:generator>LibreOffice/6.4.7.2$Linux_X86_64 LibreOffice_project/40$Build-2</meta:generator>
    <meta:document-statistic meta:table-count="0" meta:image-count="0" meta:object-count="0" meta:page-count="2" meta:paragraph-count="46" meta:word-count="591" meta:character-count="4209" meta:non-whitespace-character-count="3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